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5-09-12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5-04-1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5-03-1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4-10-1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4-07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4-04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4-01-04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3-10-0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3-07-13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3-04-1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3-01-1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2-10-0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2-07-2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2-04-06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2-01-1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1-10-0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1-07-2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1-04-2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1-04-1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094" calcext:value-type="float">
            <text:p>3.7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026" calcext:value-type="float">
            <text:p>2.0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3236" calcext:value-type="float">
            <text:p>3.7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8268" calcext:value-type="float">
            <text:p>3.6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3948" calcext:value-type="float">
            <text:p>3.3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3364" calcext:value-type="float">
            <text:p>3.2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3532" calcext:value-type="float">
            <text:p>3.1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7772" calcext:value-type="float">
            <text:p>2.7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736" calcext:value-type="float">
            <text:p>4.1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22832" calcext:value-type="float">
            <text:p>3.9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6892" calcext:value-type="float">
            <text:p>3.3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23696" calcext:value-type="float">
            <text:p>2.6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234" calcext:value-type="float">
            <text:p>2.253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2844" calcext:value-type="float">
            <text:p>2.9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14128" calcext:value-type="float">
            <text:p>3.5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8466" calcext:value-type="float">
            <text:p>3.728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74048" calcext:value-type="float">
            <text:p>3.4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5442" calcext:value-type="float">
            <text:p>3.155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0924" calcext:value-type="float">
            <text:p>2.8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3806091530401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0374" calcext:value-type="float">
            <text:p>2.230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04" meta:object-count="0"/>
    <meta:user-defined meta:name="AppVersion">3.0</meta:user-defined>
  </office:meta>
</office:document-meta>
</file>